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e7c" officeooo:paragraph-rsid="00178e7c"/>
    </style:style>
    <style:style style:name="P2" style:family="paragraph" style:parent-style-name="Standard">
      <style:text-properties fo:font-size="14pt" fo:font-weight="bold" officeooo:rsid="00178e7c" officeooo:paragraph-rsid="00178e7c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436a" officeooo:paragraph-rsid="0019436a"/>
    </style:style>
    <style:style style:name="P4" style:family="paragraph" style:parent-style-name="Standard">
      <style:text-properties officeooo:rsid="001d47a8" officeooo:paragraph-rsid="001d47a8"/>
    </style:style>
    <style:style style:name="P5" style:family="paragraph" style:parent-style-name="Standard">
      <style:text-properties officeooo:rsid="001e01ba" officeooo:paragraph-rsid="001e01ba"/>
    </style:style>
    <style:style style:name="P6" style:family="paragraph" style:parent-style-name="Standard">
      <style:text-properties officeooo:rsid="001eee43" officeooo:paragraph-rsid="001eee43"/>
    </style:style>
    <style:style style:name="P7" style:family="paragraph" style:parent-style-name="Standard">
      <style:text-properties officeooo:rsid="001f1e14" officeooo:paragraph-rsid="001f1e14"/>
    </style:style>
    <style:style style:name="P8" style:family="paragraph" style:parent-style-name="Standard">
      <style:text-properties officeooo:rsid="0020ca60" officeooo:paragraph-rsid="0020ca60"/>
    </style:style>
    <style:style style:name="P9" style:family="paragraph" style:parent-style-name="Standard">
      <style:text-properties officeooo:rsid="0022ad66" officeooo:paragraph-rsid="0022ad66"/>
    </style:style>
    <style:style style:name="P10" style:family="paragraph" style:parent-style-name="Standard">
      <style:text-properties officeooo:rsid="00237b21" officeooo:paragraph-rsid="00237b21"/>
    </style:style>
    <style:style style:name="P11" style:family="paragraph" style:parent-style-name="Standard">
      <style:text-properties officeooo:rsid="0023a153" officeooo:paragraph-rsid="0023a153"/>
    </style:style>
    <style:style style:name="T1" style:family="text">
      <style:text-properties officeooo:rsid="0019436a"/>
    </style:style>
    <style:style style:name="T2" style:family="text">
      <style:text-properties officeooo:rsid="001c1ac0"/>
    </style:style>
    <style:style style:name="T3" style:family="text">
      <style:text-properties officeooo:rsid="001d47a8"/>
    </style:style>
    <style:style style:name="T4" style:family="text">
      <style:text-properties officeooo:rsid="001eee43"/>
    </style:style>
    <style:style style:name="T5" style:family="text">
      <style:text-properties fo:font-size="14pt" fo:font-weight="bold" officeooo:rsid="001d47a8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dy Data</text:p>
      <text:p text:style-name="P1"/>
      <text:p text:style-name="P1">1. Each variable forms a column</text:p>
      <text:p text:style-name="P1">2. Each observation forms a row</text:p>
      <text:p text:style-name="P1">3. Each table/file stores data abound one kind of observation</text:p>
      <text:p text:style-name="P1"/>
      <text:p text:style-name="P1"/>
      <text:p text:style-name="P1">- Start with reshaping</text:p>
      <text:p text:style-name="P1">library(reshape2)</text:p>
      <text:p text:style-name="P1">head(mtcars)</text:p>
      <text:p text:style-name="P1"/>
      <text:p text:style-name="P1">- Melting data frames</text:p>
      <text:p text:style-name="P1">mtcars$carname ← rownames(mtcars)</text:p>
      <text:p text:style-name="P1">carMelt ← melt(mtcars, <text:span text:style-name="T1">id=c(“carname”, “gear”, “cyl”), measure.vars=c(“mpg”, “hp”)</text:span>)</text:p>
      <text:p text:style-name="P1">** <text:span text:style-name="T2">cuts into 2 pieces (mpg and hp)</text:span></text:p>
      <text:p text:style-name="P3">head(carMelt, n=3)<text:tab/>** <text:span text:style-name="T2">mpg</text:span></text:p>
      <text:p text:style-name="P3">tail(carMelt, n=3)<text:tab/>** <text:span text:style-name="T2">hp</text:span></text:p>
      <text:p text:style-name="P3"/>
      <text:p text:style-name="P3">- Casting data frames</text:p>
      <text:p text:style-name="P3">cylData ← dcast(carMelt, cyl ~variable)</text:p>
      <text:p text:style-name="P3">cylData ← dcast(carMelt, cyl ~variable, <text:span text:style-name="T3">~ variable</text:span>)</text:p>
      <text:p text:style-name="P3"/>
      <text:p text:style-name="P3">- <text:span text:style-name="T3">Averaging values</text:span></text:p>
      <text:p text:style-name="P4">tapply(InsectSprays$count, InsectSprays$spray, sum)</text:p>
      <text:p text:style-name="P3"/>
      <text:p text:style-name="P5">spIns ← split(<text:span text:style-name="T3">InsectSprays</text:span>$count, <text:span text:style-name="T3">InsectSprays</text:span>$spray)<text:tab/>← Split</text:p>
      <text:p text:style-name="P5">sprCount ← lapply(spIns, sum)<text:tab/>← Apply</text:p>
      <text:p text:style-name="P5">unlist(sprCount)<text:tab/>← Combine</text:p>
      <text:p text:style-name="P5"/>
      <text:p text:style-name="P5"/>
      <text:p text:style-name="P6">ddply( <text:span text:style-name="T3">InsectSprays, </text:span><text:span text:style-name="T5">.</text:span>(spray), summarize, sum=sum(count) ) <text:tab/>← plyr package</text:p>
      <text:p text:style-name="P6"/>
      <text:p text:style-name="P7">spraySums ← <text:span text:style-name="T4">ddply( InsectSprays, </text:span><text:span text:style-name="T5">.</text:span><text:span text:style-name="T4">(spray), summarize, sum=</text:span>ave<text:span text:style-name="T4">(count, </text:span>FUN=sum<text:span text:style-name="T4">) ) <text:s/></text:span>← creating a new variable</text:p>
      <text:p text:style-name="P7"/>
      <text:p text:style-name="P8">Functions</text:p>
      <text:p text:style-name="P8"/>
      <text:p text:style-name="P8">acast ← casting as multi-dimensional arrays</text:p>
      <text:p text:style-name="P8">arrange ← faster reordering without using order()</text:p>
      <text:p text:style-name="P8">mutate ← adding new variables</text:p>
      <text:p text:style-name="P7"/>
      <text:p text:style-name="P7"/>
      <text:p text:style-name="P9">Merging data</text:p>
      <text:p text:style-name="P9"/>
      <text:p text:style-name="P9">mergedData ← merge(reviews, solutions, by.x = “solution_id”, by.y=”id” , all=TRUE)</text:p>
      <text:p text:style-name="P9">head(mergedData)</text:p>
      <text:p text:style-name="P10">intersect(names(solutions), names(reviews))<text:tab/><text:tab/>← both list's names</text:p>
      <text:p text:style-name="P10"/>
      <text:p text:style-name="P10"><text:soft-page-break/>mergedData2 ← merge(reviews, solutions, all=TRUE)<text:tab/>← merge all rows</text:p>
      <text:p text:style-name="P10"/>
      <text:p text:style-name="P9"/>
      <text:p text:style-name="P10">arrange(join(df1, df2), id)<text:tab/>← plyr package, defaults to left join</text:p>
      <text:p text:style-name="P11">df1, df2, df3...<text:tab/><text:tab/>← multiple data frames</text:p>
      <text:p text:style-name="P11">dfList ← list(df1, df2, df3)</text:p>
      <text:p text:style-name="P11">join_all(dfList)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3:47:37.853000000</meta:creation-date>
    <dc:date>2014-04-26T15:32:54.892000000</dc:date>
    <meta:editing-duration>PT1H14M53S</meta:editing-duration>
    <meta:editing-cycles>10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36" meta:word-count="191" meta:character-count="1406" meta:non-whitespace-character-count="1247"/>
  </office:meta>
</office:document-meta>
</file>